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1in" svg:height="3.5453in" svg:x="0.0217in" svg:y="7.5402in">
            <draw:object draw:notify-on-update-of-ranges="Pilsner.C2:Pilsner.C21 Pilsner.P2:Pilsner.P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7.0398in" svg:height="4.3193in" svg:x="6.5413in" svg:y="7.5087in">
            <draw:object draw:notify-on-update-of-ranges="Pilsner.C23:Pilsner.C42 Pilsner.P23:Pilsner.P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25in" svg:height="3.5449in" svg:x="0.1083in" svg:y="11.4303in">
            <draw:object draw:notify-on-update-of-ranges="Pilsner.C2:Pilsner.C21 Pilsner.D2:Pilsner.D21 Pilsner.C2:Pilsner.C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25in" svg:height="3.5453in" svg:x="6.5634in" svg:y="12.1728in">
            <draw:object draw:notify-on-update-of-ranges="Pilsner.C23:Pilsner.C42 Pilsner.D23:Pilsner.D42 Pilsner.C23:Pilsner.C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3]*300" office:value-type="float" office:value="10" calcext:value-type="float">
            <text:p>10</text:p>
          </table:table-cell>
          <table:table-cell table:formula="of:=[.H23]" office:value-type="float" office:value="10" calcext:value-type="float">
            <text:p>10</text:p>
          </table:table-cell>
          <table:table-cell table:formula="of:=1/[.C23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1" calcext:value-type="float">
            <text:p>1</text:p>
          </table:table-cell>
          <table:table-cell table:formula="of:=([.D23]*[.J23])/[.I23]" office:value-type="float" office:value="1" calcext:value-type="float">
            <text:p>1</text:p>
          </table:table-cell>
          <table:table-cell table:formula="of:=[.L23]*[.M23]*[.N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4]*300" office:value-type="float" office:value="5" calcext:value-type="float">
            <text:p>5</text:p>
          </table:table-cell>
          <table:table-cell table:formula="of:=[.H24]" office:value-type="float" office:value="5" calcext:value-type="float">
            <text:p>5</text:p>
          </table:table-cell>
          <table:table-cell table:formula="of:=1/[.C24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1" calcext:value-type="float">
            <text:p>1</text:p>
          </table:table-cell>
          <table:table-cell table:formula="of:=([.D24]*[.J24])/[.I24]" office:value-type="float" office:value="1" calcext:value-type="float">
            <text:p>1</text:p>
          </table:table-cell>
          <table:table-cell table:formula="of:=[.L24]*[.M24]*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25]*300" office:value-type="float" office:value="3.33333333333333" calcext:value-type="float">
            <text:p>3.33333333333333</text:p>
          </table:table-cell>
          <table:table-cell table:formula="of:=[.H25]" office:value-type="float" office:value="3.33333333333333" calcext:value-type="float">
            <text:p>3.33333333333333</text:p>
          </table:table-cell>
          <table:table-cell table:formula="of:=1/[.C25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996666666666667" calcext:value-type="float">
            <text:p>0.996666666666667</text:p>
          </table:table-cell>
          <table:table-cell table:formula="of:=([.D25]*[.J25])/[.I25]" office:value-type="float" office:value="0.996666666666667" calcext:value-type="float">
            <text:p>0.996666666666667</text:p>
          </table:table-cell>
          <table:table-cell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26]*300" office:value-type="float" office:value="2.5" calcext:value-type="float">
            <text:p>2.5</text:p>
          </table:table-cell>
          <table:table-cell table:formula="of:=[.H26]" office:value-type="float" office:value="2.5" calcext:value-type="float">
            <text:p>2.5</text:p>
          </table:table-cell>
          <table:table-cell table:formula="of:=1/[.C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1" calcext:value-type="float">
            <text:p>1</text:p>
          </table:table-cell>
          <table:table-cell table:formula="of:=([.D26]*[.J26])/[.I26]" office:value-type="float" office:value="1" calcext:value-type="float">
            <text:p>1</text:p>
          </table:table-cell>
          <table:table-cell table:formula="of:=[.L26]*[.M26]*[.N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27]*300" office:value-type="float" office:value="2" calcext:value-type="float">
            <text:p>2</text:p>
          </table:table-cell>
          <table:table-cell table:formula="of:=[.H27]" office:value-type="float" office:value="2" calcext:value-type="float">
            <text:p>2</text:p>
          </table:table-cell>
          <table:table-cell table:formula="of:=1/[.C27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993333333333333" calcext:value-type="float">
            <text:p>0.993333333333333</text:p>
          </table:table-cell>
          <table:table-cell table:formula="of:=([.D27]*[.J27])/[.I27]" office:value-type="float" office:value="0.993333333333333" calcext:value-type="float">
            <text:p>0.993333333333333</text:p>
          </table:table-cell>
          <table:table-cell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28]*300" office:value-type="float" office:value="1.66666666666667" calcext:value-type="float">
            <text:p>1.66666666666667</text:p>
          </table:table-cell>
          <table:table-cell table:formula="of:=[.H28]" office:value-type="float" office:value="1.66666666666667" calcext:value-type="float">
            <text:p>1.66666666666667</text:p>
          </table:table-cell>
          <table:table-cell table:formula="of:=1/[.C28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986666666666667" calcext:value-type="float">
            <text:p>0.986666666666667</text:p>
          </table:table-cell>
          <table:table-cell table:formula="of:=([.D28]*[.J28])/[.I28]" office:value-type="float" office:value="0.986666666666667" calcext:value-type="float">
            <text:p>0.986666666666667</text:p>
          </table:table-cell>
          <table:table-cell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29]*300" office:value-type="float" office:value="1.42857142857143" calcext:value-type="float">
            <text:p>1.42857142857143</text:p>
          </table:table-cell>
          <table:table-cell table:formula="of:=[.H29]" office:value-type="float" office:value="1.42857142857143" calcext:value-type="float">
            <text:p>1.42857142857143</text:p>
          </table:table-cell>
          <table:table-cell table:formula="of:=1/[.C29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986666666666667" calcext:value-type="float">
            <text:p>0.986666666666667</text:p>
          </table:table-cell>
          <table:table-cell table:formula="of:=([.D29]*[.J29])/[.I29]" office:value-type="float" office:value="0.986666666666667" calcext:value-type="float">
            <text:p>0.986666666666667</text:p>
          </table:table-cell>
          <table:table-cell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30]*300" office:value-type="float" office:value="1.25" calcext:value-type="float">
            <text:p>1.25</text:p>
          </table:table-cell>
          <table:table-cell table:formula="of:=[.H30]" office:value-type="float" office:value="1.25" calcext:value-type="float">
            <text:p>1.25</text:p>
          </table:table-cell>
          <table:table-cell table:formula="of:=1/[.C30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99" calcext:value-type="float">
            <text:p>0.99</text:p>
          </table:table-cell>
          <table:table-cell table:formula="of:=([.D30]*[.J30])/[.I30]" office:value-type="float" office:value="0.99" calcext:value-type="float">
            <text:p>0.99</text:p>
          </table:table-cell>
          <table:table-cell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31]*300" office:value-type="float" office:value="1.11111111111111" calcext:value-type="float">
            <text:p>1.11111111111111</text:p>
          </table:table-cell>
          <table:table-cell table:formula="of:=[.H31]" office:value-type="float" office:value="1.11111111111111" calcext:value-type="float">
            <text:p>1.11111111111111</text:p>
          </table:table-cell>
          <table:table-cell table:formula="of:=1/[.C31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986666666666667" calcext:value-type="float">
            <text:p>0.986666666666667</text:p>
          </table:table-cell>
          <table:table-cell table:formula="of:=([.D31]*[.J31])/[.I31]" office:value-type="float" office:value="0.986666666666667" calcext:value-type="float">
            <text:p>0.986666666666667</text:p>
          </table:table-cell>
          <table:table-cell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32]*300" office:value-type="float" office:value="1" calcext:value-type="float">
            <text:p>1</text:p>
          </table:table-cell>
          <table:table-cell table:formula="of:=[.H32]" office:value-type="float" office:value="1" calcext:value-type="float">
            <text:p>1</text:p>
          </table:table-cell>
          <table:table-cell table:formula="of:=1/[.C32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983333333333333" calcext:value-type="float">
            <text:p>0.983333333333333</text:p>
          </table:table-cell>
          <table:table-cell table:formula="of:=([.D32]*[.J32])/[.I32]" office:value-type="float" office:value="0.983333333333333" calcext:value-type="float">
            <text:p>0.983333333333333</text:p>
          </table:table-cell>
          <table:table-cell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33]*300" office:value-type="float" office:value="0.909090909090909" calcext:value-type="float">
            <text:p>0.909090909090909</text:p>
          </table:table-cell>
          <table:table-cell table:formula="of:=[.H33]" office:value-type="float" office:value="0.909090909090909" calcext:value-type="float">
            <text:p>0.909090909090909</text:p>
          </table:table-cell>
          <table:table-cell table:formula="of:=1/[.C33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983333333333333" calcext:value-type="float">
            <text:p>0.983333333333333</text:p>
          </table:table-cell>
          <table:table-cell table:formula="of:=([.D33]*[.J33])/[.I33]" office:value-type="float" office:value="0.983333333333333" calcext:value-type="float">
            <text:p>0.983333333333333</text:p>
          </table:table-cell>
          <table:table-cell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34]*300" office:value-type="float" office:value="0.833333333333333" calcext:value-type="float">
            <text:p>0.833333333333333</text:p>
          </table:table-cell>
          <table:table-cell table:formula="of:=[.H34]" office:value-type="float" office:value="0.833333333333333" calcext:value-type="float">
            <text:p>0.833333333333333</text:p>
          </table:table-cell>
          <table:table-cell table:formula="of:=1/[.C34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963333333333333" calcext:value-type="float">
            <text:p>0.963333333333333</text:p>
          </table:table-cell>
          <table:table-cell table:formula="of:=([.D34]*[.J34])/[.I34]" office:value-type="float" office:value="0.963333333333333" calcext:value-type="float">
            <text:p>0.963333333333333</text:p>
          </table:table-cell>
          <table:table-cell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35]*300" office:value-type="float" office:value="0.769230769230769" calcext:value-type="float">
            <text:p>0.769230769230769</text:p>
          </table:table-cell>
          <table:table-cell table:formula="of:=[.H35]" office:value-type="float" office:value="0.769230769230769" calcext:value-type="float">
            <text:p>0.769230769230769</text:p>
          </table:table-cell>
          <table:table-cell table:formula="of:=1/[.C35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933333333333333" calcext:value-type="float">
            <text:p>0.933333333333333</text:p>
          </table:table-cell>
          <table:table-cell table:formula="of:=([.D35]*[.J35])/[.I35]" office:value-type="float" office:value="0.933333333333333" calcext:value-type="float">
            <text:p>0.933333333333333</text:p>
          </table:table-cell>
          <table:table-cell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36]*300" office:value-type="float" office:value="0.731707317073171" calcext:value-type="float">
            <text:p>0.731707317073171</text:p>
          </table:table-cell>
          <table:table-cell table:formula="of:=[.H36]" office:value-type="float" office:value="0.731707317073171" calcext:value-type="float">
            <text:p>0.731707317073171</text:p>
          </table:table-cell>
          <table:table-cell table:formula="of:=1/[.C36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886666666666667" calcext:value-type="float">
            <text:p>0.886666666666667</text:p>
          </table:table-cell>
          <table:table-cell table:formula="of:=([.D36]*[.J36])/[.I36]" office:value-type="float" office:value="0.886666666666667" calcext:value-type="float">
            <text:p>0.886666666666667</text:p>
          </table:table-cell>
          <table:table-cell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37]*300" office:value-type="float" office:value="0.681818181818182" calcext:value-type="float">
            <text:p>0.681818181818182</text:p>
          </table:table-cell>
          <table:table-cell table:formula="of:=[.H37]" office:value-type="float" office:value="0.681818181818182" calcext:value-type="float">
            <text:p>0.681818181818182</text:p>
          </table:table-cell>
          <table:table-cell table:formula="of:=1/[.C37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9" calcext:value-type="float">
            <text:p>0.9</text:p>
          </table:table-cell>
          <table:table-cell table:formula="of:=([.D37]*[.J37])/[.I37]" office:value-type="float" office:value="0.9" calcext:value-type="float">
            <text:p>0.9</text:p>
          </table:table-cell>
          <table:table-cell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38]*300" office:value-type="float" office:value="0.638297872340426" calcext:value-type="float">
            <text:p>0.638297872340426</text:p>
          </table:table-cell>
          <table:table-cell table:formula="of:=[.H38]" office:value-type="float" office:value="0.638297872340426" calcext:value-type="float">
            <text:p>0.638297872340426</text:p>
          </table:table-cell>
          <table:table-cell table:formula="of:=1/[.C38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893333333333333" calcext:value-type="float">
            <text:p>0.893333333333333</text:p>
          </table:table-cell>
          <table:table-cell table:formula="of:=([.D38]*[.J38])/[.I38]" office:value-type="float" office:value="0.893333333333333" calcext:value-type="float">
            <text:p>0.893333333333333</text:p>
          </table:table-cell>
          <table:table-cell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39]*300" office:value-type="float" office:value="0.6" calcext:value-type="float">
            <text:p>0.6</text:p>
          </table:table-cell>
          <table:table-cell table:formula="of:=[.H39]" office:value-type="float" office:value="0.6" calcext:value-type="float">
            <text:p>0.6</text:p>
          </table:table-cell>
          <table:table-cell table:formula="of:=1/[.C39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85" calcext:value-type="float">
            <text:p>0.85</text:p>
          </table:table-cell>
          <table:table-cell table:formula="of:=([.D39]*[.J39])/[.I39]" office:value-type="float" office:value="0.85" calcext:value-type="float">
            <text:p>0.85</text:p>
          </table:table-cell>
          <table:table-cell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40]*300" office:value-type="float" office:value="0.566037735849057" calcext:value-type="float">
            <text:p>0.566037735849057</text:p>
          </table:table-cell>
          <table:table-cell table:formula="of:=[.H40]" office:value-type="float" office:value="0.566037735849057" calcext:value-type="float">
            <text:p>0.566037735849057</text:p>
          </table:table-cell>
          <table:table-cell table:formula="of:=1/[.C40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686666666666667" calcext:value-type="float">
            <text:p>0.686666666666667</text:p>
          </table:table-cell>
          <table:table-cell table:formula="of:=([.D40]*[.J40])/[.I40]" office:value-type="float" office:value="0.686666666666667" calcext:value-type="float">
            <text:p>0.686666666666667</text:p>
          </table:table-cell>
          <table:table-cell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41]*300" office:value-type="float" office:value="0.535714285714286" calcext:value-type="float">
            <text:p>0.535714285714286</text:p>
          </table:table-cell>
          <table:table-cell table:formula="of:=[.H41]" office:value-type="float" office:value="0.535714285714286" calcext:value-type="float">
            <text:p>0.535714285714286</text:p>
          </table:table-cell>
          <table:table-cell table:formula="of:=1/[.C41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43" calcext:value-type="float">
            <text:p>0.43</text:p>
          </table:table-cell>
          <table:table-cell table:formula="of:=([.D41]*[.J41])/[.I41]" office:value-type="float" office:value="0.43" calcext:value-type="float">
            <text:p>0.43</text:p>
          </table:table-cell>
          <table:table-cell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42]*300" office:value-type="float" office:value="0.5" calcext:value-type="float">
            <text:p>0.5</text:p>
          </table:table-cell>
          <table:table-cell table:formula="of:=[.H42]" office:value-type="float" office:value="0.5" calcext:value-type="float">
            <text:p>0.5</text:p>
          </table:table-cell>
          <table:table-cell table:formula="of:=1/[.C42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.39" calcext:value-type="float">
            <text:p>0.39</text:p>
          </table:table-cell>
          <table:table-cell table:formula="of:=([.D42]*[.J42])/[.I42]" office:value-type="float" office:value="0.39" calcext:value-type="float">
            <text:p>0.39</text:p>
          </table:table-cell>
          <table:table-cell table:formula="of:=[.L42]*[.M42]*[.N42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3in" svg:height="4.35in" svg:x="6.7004in" svg:y="3.9843in">
            <draw:object draw:notify-on-update-of-ranges="Wheat.C2:Wheat.C21 Wheat.P2:Wheat.P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in" svg:height="3.5449in" svg:x="0.1406in" svg:y="4.0051in">
            <draw:object draw:notify-on-update-of-ranges="Wheat.C2:Wheat.C21 Wheat.D2:Wheat.D21 Wheat.C2:Wheat.C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2906in" svg:height="4.3815in" svg:x="7.3189in" svg:y="3.9949in">
            <draw:object draw:notify-on-update-of-ranges="IPA.C2:IPA.C21 IPA.P2:IPA.P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3012in" svg:height="3.5449in" svg:x="0.3358in" svg:y="3.9634in">
            <draw:object draw:notify-on-update-of-ranges="IPA.C2:IPA.C21 IPA.D2:IPA.D21 IPA.C2:IPA.C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2909in" svg:height="4.235in" svg:x="6.9189in" svg:y="4.1516in">
            <draw:object draw:notify-on-update-of-ranges="Stout.C2:Stout.C21 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2in" svg:height="3.5453in" svg:x="0.0433in" svg:y="4.2142in">
            <draw:object draw:notify-on-update-of-ranges="Stout.C2:Stout.C21 Stout.D2:Stout.D21 Stout.C2:Stout.C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2909in" svg:height="4.4756in" svg:x="6.6807in" svg:y="4.0051in">
            <draw:object draw:notify-on-update-of-ranges="Ale.C2:Ale.C21 Ale.P2:Ale.P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3016in" svg:height="3.5449in" svg:x="0.0976in" svg:y="4.1622in">
            <draw:object draw:notify-on-update-of-ranges="Ale.C2:Ale.C21 Ale.D2:Ale.D21 Ale.C2:Ale.C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4.1098in" svg:x="6.8563in" svg:y="4.1201in">
            <draw:object draw:notify-on-update-of-ranges="'Alcohol Free'.C2:'Alcohol Free'.C21 'Alcohol Free'.P2:'Alcohol Free'.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29in" svg:height="3.5453in" svg:x="0.1299in" svg:y="4.1409in">
            <draw:object draw:notify-on-update-of-ranges="'Alcohol Free'.C2:'Alcohol Free'.C21 'Alcohol Free'.D2:'Alcohol Free'.D21 'Alcohol Free'.C2:'Alcohol Free'.C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number number:decimal-places="3" number:min-decimal-places="3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1:48:05.8806797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25T22:58:24.827607593</dc:date>
    <meta:editing-cycles>32</meta:editing-cycles>
    <meta:editing-duration>PT4H36S</meta:editing-duration>
    <meta:document-statistic meta:table-count="7" meta:cell-count="4335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691cm" svg:y="1.275cm" chart:style-name="ch3">
          <text:p>1000 products</text:p>
        </chart:subtitle>
        <chart:legend chart:legend-position="end" svg:x="13.238cm" svg:y="3.954cm" style:legend-expansion="high" chart:style-name="ch4"/>
        <chart:plot-area chart:style-name="ch5" table:cell-range-address="Pilsner.C2:Pilsner.E21" chart:data-source-has-labels="row" svg:x="1.33cm" svg:y="2.138cm" svg:width="11.589cm" svg:height="5.706cm">
          <chart:coordinate-region svg:x="2.137cm" svg:y="2.338cm" svg:width="10.317cm" svg:height="4.859cm"/>
          <chart:axis chart:dimension="x" chart:name="primary-x" chart:style-name="ch6">
            <chart:title svg:x="5.625cm" svg:y="8.024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data-point chart:repeated="20"/>
          </chart:series>
          <chart:series chart:style-name="ch12" chart:values-cell-range-address="Pilsner.E2:Pilsner.E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7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82cm" svg:height="10.972cm" xlink:href=".." xlink:type="simple" chart:class="chart:scatter" chart:style-name="ch1">
        <chart:title svg:x="8.17cm" svg:y="0.355cm" chart:style-name="ch2">
          <text:p>Pilsner</text:p>
        </chart:title>
        <chart:subtitle svg:x="7.72cm" svg:y="1.353cm" chart:style-name="ch3">
          <text:p>300 Products</text:p>
        </chart:subtitle>
        <chart:legend chart:legend-position="end" svg:x="13.742cm" svg:y="4.698cm" style:legend-expansion="custom" svg:width="4.139cm" svg:height="1.096cm" style:legend-expansion-aspect-ratio="3.7764598540146" chart:style-name="ch4"/>
        <chart:plot-area chart:style-name="ch5" table:cell-range-address="Pilsner.C23:Pilsner.C42 Pilsner.P23:Pilsner.P42" chart:data-source-has-labels="row" svg:x="1.424cm" svg:y="3.138cm" svg:width="12.837cm" svg:height="6.63cm">
          <chart:coordinate-region svg:x="2.151cm" svg:y="3.338cm" svg:width="11.83cm" svg:height="5.783cm"/>
          <chart:axis chart:dimension="x" chart:name="primary-x" chart:style-name="ch6">
            <chart:title svg:x="6.33cm" svg:y="9.987cm" chart:style-name="ch7">
              <text:p>Products Per Minute</text:p>
            </chart:title>
          </chart:axis>
          <chart:axis chart:dimension="y" chart:name="primary-y" chart:style-name="ch8">
            <chart:title svg:x="0.507cm" svg:y="6.841cm" chart:style-name="ch9">
              <text:p>OEE</text:p>
            </chart:title>
            <chart:grid chart:style-name="ch10" chart:class="major"/>
          </chart:axis>
          <chart:series chart:style-name="ch11" chart:values-cell-range-address="Pilsner.P23:Pilsner.P42" loext:label-string="oee" chart:class="chart:scatter">
            <chart:domain table:cell-range-address="Pilsner.C23:Pilsner.C42"/>
            <chart:regression-curve chart:style-name="ch12">
              <chart:equation chart:display-equation="true" chart:display-r-square="true" svg:x="1.902cm" svg:y="2.093cm" chart:style-name="ch13"/>
            </chart:regression-curve>
            <chart:data-point chart:repeated="14"/>
            <chart:data-point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1">
                <text:p>1</text:p>
                <draw:g>
                  <svg:desc>Pilsner.P23:Pilsner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11.05cm" xlink:href=".." xlink:type="simple" chart:class="chart:scatter" chart:style-name="ch1">
        <chart:title svg:x="7.283cm" svg:y="0.357cm" chart:style-name="ch2">
          <text:p>Wheat</text:p>
        </chart:title>
        <chart:legend chart:legend-position="end" svg:x="12.093cm" svg:y="4.977cm" style:legend-expansion="high" chart:style-name="ch3"/>
        <chart:plot-area chart:style-name="ch4" table:cell-range-address="Wheat.C2:Wheat.C21 Wheat.P2:Wheat.P21" chart:data-source-has-labels="row" svg:x="1.357cm" svg:y="3.429cm" svg:width="10.44cm" svg:height="6.469cm">
          <chart:coordinate-region svg:x="2.084cm" svg:y="3.629cm" svg:width="9.433cm" svg:height="5.622cm"/>
          <chart:axis chart:dimension="x" chart:name="primary-x" chart:style-name="ch5">
            <chart:title svg:x="5.065cm" svg:y="10.119cm" chart:style-name="ch6">
              <text:p>Products Per Minute</text:p>
            </chart:title>
          </chart:axis>
          <chart:axis chart:dimension="y" chart:name="primary-y" chart:style-name="ch7">
            <chart:title svg:x="0.477cm" svg:y="7.051cm" chart:style-name="ch8">
              <text:p>OEE</text:p>
            </chart:title>
            <chart:grid chart:style-name="ch9" chart:class="major"/>
          </chart:axis>
          <chart:series chart:style-name="ch10" chart:values-cell-range-address="Wheat.P2:Wheat.P21" loext:label-string="oee" chart:class="chart:scatter">
            <chart:domain table:cell-range-address="Wheat.C2:Wheat.C21"/>
            <chart:regression-curve chart:style-name="ch11">
              <chart:equation chart:display-equation="true" chart:display-r-square="true" svg:x="1.117cm" svg:y="1.526cm" chart:style-name="ch12"/>
            </chart:regression-curve>
            <chart:data-point chart:repeated="3"/>
            <chart:data-point chart:style-name="ch13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0.966">
                <text:p>0.966</text:p>
                <draw:g>
                  <svg:desc>Wheat.P2:Whea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11.13cm" xlink:href=".." xlink:type="simple" chart:class="chart:scatter" chart:style-name="ch1">
        <chart:title svg:x="7.549cm" svg:y="0.358cm" chart:style-name="ch2">
          <text:p>IPA</text:p>
        </chart:title>
        <chart:legend chart:legend-position="end" svg:x="12.069cm" svg:y="5.017cm" style:legend-expansion="high" chart:style-name="ch3"/>
        <chart:plot-area chart:style-name="ch4" table:cell-range-address="IPA.C2:IPA.C21 IPA.P2:IPA.P21" chart:data-source-has-labels="row" svg:x="1.329cm" svg:y="2.925cm" svg:width="10.865cm" svg:height="6.995cm">
          <chart:coordinate-region svg:x="2.056cm" svg:y="3.125cm" svg:width="9.858cm" svg:height="6.148cm"/>
          <chart:axis chart:dimension="x" chart:name="primary-x" chart:style-name="ch5">
            <chart:title svg:x="5.249cm" svg:y="10.142cm" chart:style-name="ch6">
              <text:p>Products Per Minute</text:p>
            </chart:title>
          </chart:axis>
          <chart:axis chart:dimension="y" chart:name="primary-y" chart:style-name="ch7">
            <chart:title svg:x="0.45cm" svg:y="6.81cm" chart:style-name="ch8">
              <text:p>OEE</text:p>
            </chart:title>
            <chart:grid chart:style-name="ch9" chart:class="major"/>
          </chart:axis>
          <chart:series chart:style-name="ch10" chart:values-cell-range-address="IPA.P2:IPA.P21" loext:label-string="oee" chart:class="chart:scatter">
            <chart:domain table:cell-range-address="IPA.C2:IPA.C21"/>
            <chart:regression-curve chart:style-name="ch11">
              <chart:equation chart:display-equation="true" chart:display-r-square="true" svg:x="1.805cm" svg:y="1.485cm" chart:style-name="ch12"/>
            </chart:regression-curve>
            <chart:data-point chart:repeated="15"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0.997">
                <text:p>0.997</text:p>
                <draw:g>
                  <svg:desc>IPA.P2:IPA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1.369cm" xlink:href=".." xlink:type="simple" chart:class="chart:scatter" chart:style-name="ch1">
        <chart:title svg:x="7.589cm" svg:y="0.363cm" chart:style-name="ch2">
          <text:p>Ale</text:p>
        </chart:title>
        <chart:legend chart:legend-position="end" svg:x="12.07cm" svg:y="5.136cm" style:legend-expansion="high" chart:style-name="ch3"/>
        <chart:plot-area chart:style-name="ch4" table:cell-range-address="Ale.C2:Ale.C21 Ale.P2:Ale.P21" chart:data-source-has-labels="row" svg:x="1.329cm" svg:y="2.609cm" svg:width="10.42cm" svg:height="7.123cm">
          <chart:coordinate-region svg:x="2.056cm" svg:y="2.809cm" svg:width="9.413cm" svg:height="6.276cm"/>
          <chart:axis chart:dimension="x" chart:name="primary-x" chart:style-name="ch5">
            <chart:title svg:x="5.132cm" svg:y="9.959cm" chart:style-name="ch6">
              <text:p>Normalised Speed</text:p>
            </chart:title>
          </chart:axis>
          <chart:axis chart:dimension="y" chart:name="primary-y" chart:style-name="ch7">
            <chart:title svg:x="0.45cm" svg:y="6.558cm" chart:style-name="ch8">
              <text:p>OEE</text:p>
            </chart:title>
            <chart:grid chart:style-name="ch9" chart:class="major"/>
          </chart:axis>
          <chart:series chart:style-name="ch10" chart:values-cell-range-address="Ale.P2:Ale.P21" loext:label-string="oee" chart:class="chart:scatter">
            <chart:domain table:cell-range-address="Ale.C2:Ale.C21"/>
            <chart:regression-curve chart:style-name="ch11">
              <chart:equation chart:display-equation="true" chart:display-r-square="true" svg:x="1.899cm" svg:y="1.364cm" chart:style-name="ch12"/>
            </chart:regression-curve>
            <chart:data-point chart:repeated="12"/>
            <chart:data-point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0.993333333333333">
                <text:p>0.993333333333333</text:p>
                <draw:g>
                  <svg:desc>Ale.P2:Ale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623333333333333">
                <text:p>0.62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4000"/>
    </style:style>
    <style:style style:name="ch12" style:family="chart" style:data-style-name="N126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10.44cm" xlink:href=".." xlink:type="simple" chart:class="chart:scatter" chart:style-name="ch1">
        <chart:title svg:x="6.665cm" svg:y="0.344cm" chart:style-name="ch2">
          <text:p>Alcohol Free</text:p>
        </chart:title>
        <chart:legend chart:legend-position="end" svg:x="12.075cm" svg:y="4.672cm" style:legend-expansion="high" chart:style-name="ch3"/>
        <chart:plot-area chart:style-name="ch4" table:cell-range-address="'Alcohol Free'.C2:'Alcohol Free'.C21 'Alcohol Free'.P2:'Alcohol Free'.P21" chart:data-source-has-labels="row" svg:x="1.329cm" svg:y="2.449cm" svg:width="10.426cm" svg:height="6.8cm">
          <chart:coordinate-region svg:x="2.056cm" svg:y="2.649cm" svg:width="9.419cm" svg:height="5.953cm"/>
          <chart:axis chart:dimension="x" chart:name="primary-x" chart:style-name="ch5">
            <chart:title svg:x="5.03cm" svg:y="9.457cm" chart:style-name="ch6">
              <text:p>Products Per Minute</text:p>
            </chart:title>
          </chart:axis>
          <chart:axis chart:dimension="y" chart:name="primary-y" chart:style-name="ch7">
            <chart:title svg:x="0.45cm" svg:y="6.237cm" chart:style-name="ch8">
              <text:p>OEE</text:p>
            </chart:title>
            <chart:grid chart:style-name="ch9" chart:class="major"/>
          </chart:axis>
          <chart:series chart:style-name="ch10" chart:values-cell-range-address="'Alcohol Free'.P2:'Alcohol Free'.P21" loext:label-string="oee" chart:class="chart:scatter">
            <chart:domain table:cell-range-address="'Alcohol Free'.C2:'Alcohol Free'.C21"/>
            <chart:regression-curve chart:style-name="ch11">
              <chart:equation chart:display-equation="true" chart:display-r-square="true" svg:x="0.8cm" svg:y="1.265cm" chart:style-name="ch12"/>
            </chart:regression-curve>
            <chart:data-point chart:repeated="12"/>
            <chart:data-point chart:style-name="ch13"/>
            <chart:data-point/>
            <chart:data-point chart:style-name="ch13"/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0.84">
                <text:p>0.84</text:p>
                <draw:g>
                  <svg:desc>'Alcohol Free'.P2:'Alcohol Free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0.656666666666667">
                <text:p>0.6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0.356666666666667">
                <text:p>0.35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0.233333333333333">
                <text:p>0.23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797cm" svg:y="1.275cm" chart:style-name="ch3">
          <text:p>300 products</text:p>
        </chart:subtitle>
        <chart:legend chart:legend-position="end" svg:x="13.238cm" svg:y="3.955cm" style:legend-expansion="high" chart:style-name="ch4"/>
        <chart:plot-area chart:style-name="ch5" table:cell-range-address="Pilsner.C23:Pilsner.E42" chart:data-source-has-labels="row" svg:x="1.33cm" svg:y="2.138cm" svg:width="11.589cm" svg:height="5.707cm">
          <chart:coordinate-region svg:x="2.137cm" svg:y="2.337cm" svg:width="10.502cm" svg:height="4.861cm"/>
          <chart:axis chart:dimension="x" chart:name="primary-x" chart:style-name="ch6">
            <chart:title svg:x="5.625cm" svg:y="8.025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3:Pilsner.D42" loext:label-string="accepted" chart:class="chart:scatter">
            <chart:domain table:cell-range-address="Pilsner.C23:Pilsner.C42"/>
            <chart:data-point chart:repeated="20"/>
          </chart:series>
          <chart:series chart:style-name="ch12" chart:values-cell-range-address="Pilsner.E23:Pilsner.E42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399cm" svg:y="0.316cm" chart:style-name="ch2">
          <text:p>Wheat Accepted/Rejected Products</text:p>
        </chart:title>
        <chart:legend chart:legend-position="end" svg:x="13.257cm" svg:y="3.954cm" style:legend-expansion="high" chart:style-name="ch3"/>
        <chart:plot-area chart:style-name="ch4" table:cell-range-address="Wheat.C2:Wheat.E21" chart:data-source-has-labels="row" svg:x="1.331cm" svg:y="1.275cm" svg:width="11.606cm" svg:height="6.569cm">
          <chart:coordinate-region svg:x="2.138cm" svg:y="1.474cm" svg:width="10.334cm" svg:height="5.723cm"/>
          <chart:axis chart:dimension="x" chart:name="primary-x" chart:style-name="ch5">
            <chart:title svg:x="5.622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Wheat.D2:Wheat.D21" loext:label-string="accepted" chart:class="chart:scatter">
            <chart:domain table:cell-range-address="Wheat.C2:Wheat.C21"/>
            <chart:data-point chart:repeated="20"/>
          </chart:series>
          <chart:series chart:style-name="ch11" chart:values-cell-range-address="Wheat.E2:Whea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4.679cm" svg:y="0.316cm" chart:style-name="ch2">
          <text:p>IPA Accepted/Rejected Products</text:p>
        </chart:title>
        <chart:legend chart:legend-position="end" svg:x="13.26cm" svg:y="3.954cm" style:legend-expansion="high" chart:style-name="ch3"/>
        <chart:plot-area chart:style-name="ch4" table:cell-range-address="IPA.C2:IPA.E21" chart:data-source-has-labels="row" svg:x="1.331cm" svg:y="1.275cm" svg:width="11.609cm" svg:height="6.569cm">
          <chart:coordinate-region svg:x="2.138cm" svg:y="1.474cm" svg:width="10.337cm" svg:height="5.723cm"/>
          <chart:axis chart:dimension="x" chart:name="primary-x" chart:style-name="ch5">
            <chart:title svg:x="5.623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IPA.D2:IPA.D21" loext:label-string="accepted" chart:class="chart:scatter">
            <chart:domain table:cell-range-address="IPA.C2:IPA.C21"/>
            <chart:data-point chart:repeated="20"/>
          </chart:series>
          <chart:series chart:style-name="ch11" chart:values-cell-range-address="IPA.E2:IPA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4.521cm" svg:y="0.316cm" chart:style-name="ch2">
          <text:p>Stout Accepted/Rejected Products</text:p>
        </chart:title>
        <chart:legend chart:legend-position="end" svg:x="13.262cm" svg:y="3.955cm" style:legend-expansion="high" chart:style-name="ch3"/>
        <chart:plot-area chart:style-name="ch4" table:cell-range-address="Stout.C2:Stout.E21" chart:data-source-has-labels="row" svg:x="1.331cm" svg:y="1.275cm" svg:width="11.611cm" svg:height="6.57cm">
          <chart:coordinate-region svg:x="2.138cm" svg:y="1.474cm" svg:width="10.524cm" svg:height="5.724cm"/>
          <chart:axis chart:dimension="x" chart:name="primary-x" chart:style-name="ch5">
            <chart:title svg:x="5.624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tout.D2:Stout.D21" loext:label-string="accepted" chart:class="chart:scatter">
            <chart:domain table:cell-range-address="Stout.C2:Stout.C21"/>
            <chart:data-point chart:repeated="20"/>
          </chart:series>
          <chart:series chart:style-name="ch11" chart:values-cell-range-address="Stout.E2:Stou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718cm" svg:y="0.316cm" chart:style-name="ch2">
          <text:p>Ale Accepted/Rejected Products</text:p>
        </chart:title>
        <chart:legend chart:legend-position="end" svg:x="13.261cm" svg:y="3.954cm" style:legend-expansion="high" chart:style-name="ch3"/>
        <chart:plot-area chart:style-name="ch4" table:cell-range-address="Ale.C2:Ale.E21" chart:data-source-has-labels="row" svg:x="1.331cm" svg:y="1.275cm" svg:width="11.61cm" svg:height="6.569cm">
          <chart:coordinate-region svg:x="2.138cm" svg:y="1.474cm" svg:width="10.524cm" svg:height="5.723cm"/>
          <chart:axis chart:dimension="x" chart:name="primary-x" chart:style-name="ch5">
            <chart:title svg:x="5.624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Ale.D2:Ale.D21" loext:label-string="accepted" chart:class="chart:scatter">
            <chart:domain table:cell-range-address="Ale.C2:Ale.C21"/>
            <chart:data-point chart:repeated="20"/>
          </chart:series>
          <chart:series chart:style-name="ch11" chart:values-cell-range-address="Ale.E2:Ale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3.781cm" svg:y="0.316cm" chart:style-name="ch2">
          <text:p>Alcohol Free Accepted/Rejected Products</text:p>
        </chart:title>
        <chart:legend chart:legend-position="end" svg:x="13.239cm" svg:y="3.955cm" style:legend-expansion="high" chart:style-name="ch3"/>
        <chart:plot-area chart:style-name="ch4" table:cell-range-address="'Alcohol Free'.C2:'Alcohol Free'.E21" chart:data-source-has-labels="row" svg:x="1.33cm" svg:y="1.275cm" svg:width="11.59cm" svg:height="6.57cm">
          <chart:coordinate-region svg:x="2.137cm" svg:y="1.474cm" svg:width="10.503cm" svg:height="5.724cm"/>
          <chart:axis chart:dimension="x" chart:name="primary-x" chart:style-name="ch5">
            <chart:title svg:x="5.613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6cm" chart:style-name="ch8">
              <text:p>amount</text:p>
            </chart:title>
            <chart:grid chart:style-name="ch9" chart:class="major"/>
          </chart:axis>
          <chart:series chart:style-name="ch10" chart:values-cell-range-address="'Alcohol Free'.D2:'Alcohol Free'.D21" loext:label-string="accepted" chart:class="chart:scatter">
            <chart:domain table:cell-range-address="'Alcohol Free'.C2:'Alcohol Free'.C21"/>
            <chart:data-point chart:repeated="20"/>
          </chart:series>
          <chart:series chart:style-name="ch11" chart:values-cell-range-address="'Alcohol Free'.E2:'Alcohol Free'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7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7.248cm" svg:y="0.051cm" chart:style-name="ch2">
          <text:p>Pilsner</text:p>
        </chart:title>
        <chart:subtitle svg:x="6.663cm" svg:y="0.665cm" chart:style-name="ch3">
          <text:p>1000 products</text:p>
        </chart:subtitle>
        <chart:legend chart:legend-position="end" svg:x="12.073cm" svg:y="3.955cm" style:legend-expansion="high" chart:style-name="ch4"/>
        <chart:plot-area chart:style-name="ch5" table:cell-range-address="Pilsner.C2:Pilsner.C21 Pilsner.P2:Pilsner.P21" chart:data-source-has-labels="row" svg:x="1.342cm" svg:y="2.799cm" svg:width="10.422cm" svg:height="5.704cm">
          <chart:coordinate-region svg:x="2.069cm" svg:y="2.999cm" svg:width="9.415cm" svg:height="4.857cm"/>
          <chart:axis chart:dimension="x" chart:name="primary-x" chart:style-name="ch6">
            <chart:title svg:x="5.03cm" svg:y="8.444cm" chart:style-name="ch7">
              <text:p>Products Per Minute</text:p>
            </chart:title>
          </chart:axis>
          <chart:axis chart:dimension="y" chart:name="primary-y" chart:style-name="ch8">
            <chart:title svg:x="0.463cm" svg:y="6.039cm" chart:style-name="ch9">
              <text:p>OEE</text:p>
            </chart:title>
            <chart:grid chart:style-name="ch10" chart:class="major"/>
          </chart:axis>
          <chart:series chart:style-name="ch11" chart:values-cell-range-address="Pilsner.P2:Pilsner.P21" loext:label-string="oee" chart:class="chart:scatter">
            <chart:domain table:cell-range-address="Pilsner.C2:Pilsner.C21"/>
            <chart:regression-curve chart:style-name="ch12">
              <chart:equation chart:display-equation="true" chart:display-r-square="true" svg:x="1.867cm" svg:y="1.661cm" chart:style-name="ch13"/>
            </chart:regression-curve>
            <chart:data-point chart:repeated="18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0.999">
                <text:p>0.999</text:p>
                <draw:g>
                  <svg:desc>Pilsner.P2:Pilsner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0.758cm" xlink:href=".." xlink:type="simple" chart:class="chart:scatter" chart:style-name="ch1">
        <chart:title svg:x="7.391cm" svg:y="0.351cm" chart:style-name="ch2">
          <text:p>Stout</text:p>
        </chart:title>
        <chart:legend chart:legend-position="end" svg:x="12.07cm" svg:y="4.831cm" style:legend-expansion="high" chart:style-name="ch3"/>
        <chart:plot-area chart:style-name="ch4" table:cell-range-address="Stout.C2:Stout.C21 Stout.P2:Stout.P21" chart:data-source-has-labels="row" svg:x="1.329cm" svg:y="2.822cm" svg:width="10.42cm" svg:height="6.422cm">
          <chart:coordinate-region svg:x="2.056cm" svg:y="3.021cm" svg:width="9.413cm" svg:height="5.576cm"/>
          <chart:axis chart:dimension="x" chart:name="primary-x" chart:style-name="ch5">
            <chart:title svg:x="5.027cm" svg:y="9.459cm" chart:style-name="ch6">
              <text:p>Products Per Minute</text:p>
            </chart:title>
          </chart:axis>
          <chart:axis chart:dimension="y" chart:name="primary-y" chart:style-name="ch7">
            <chart:title svg:x="0.45cm" svg:y="6.421cm" chart:style-name="ch8">
              <text:p>OEE</text:p>
            </chart:title>
            <chart:grid chart:style-name="ch9" chart:class="major"/>
          </chart:axis>
          <chart:series chart:style-name="ch10" chart:values-cell-range-address="Stout.P2:Stout.P21" loext:label-string="oee" chart:class="chart:scatter">
            <chart:domain table:cell-range-address="Stout.C2:Stout.C21"/>
            <chart:regression-curve chart:style-name="ch11">
              <chart:equation chart:display-equation="true" chart:display-r-square="true" svg:x="1.69cm" svg:y="1.381cm" chart:style-name="ch12"/>
            </chart:regression-curve>
            <chart:data-point chart:repeated="8"/>
            <chart:data-point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